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PermissionsPanel.ProfilePermission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PermissionsPanel.getRemovePermissionButt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rofilePermissionsPanel.getAddPermissionButt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rofilePermissions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filePermissionsPanel.actionPerformed( java . awt . event .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PermissionsPanel.getProfileGra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filePermissionsPanel.getAvailablePa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filePermissionsPanel.getAvail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PermissionsPanel.getExisting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Permissions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PermissionsPanel.populateLists( DefaultMutableTreeNode applicationNode , Set exist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filePermissionsPanel.getDefaultListMod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ermissionsPanel.getDefaultLis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ermission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PermissionsPanel.ProfilePermissionsPanel( boolean forGra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PermissionsPanel.getApplicationPermis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filePermissionsPanel.getJScrollPan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PermissionsPanel.getExistingPan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